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51" style:family="paragraph" style:parent-style-name="Text_20_body">
      <style:paragraph-properties fo:text-align="justify" style:justify-single-word="false"/>
    </style:style>
    <style:style style:name="P52" style:family="paragraph" style:parent-style-name="Text_20_body">
      <style:paragraph-properties fo:background-color="#eeeeee">
        <style:background-image/>
      </style:paragraph-properties>
    </style:style>
    <style:style style:name="P53" style:family="paragraph" style:parent-style-name="Text_20_body">
      <style:paragraph-properties fo:background-color="#eeeeee">
        <style:background-image/>
      </style:paragraph-properties>
      <style:text-properties fo:language="ru" fo:country="RU"/>
    </style:style>
    <style:style style:name="P54" style:family="paragraph" style:parent-style-name="Text_20_body">
      <style:paragraph-properties fo:text-align="justify" style:justify-single-word="false" fo:background-color="#eeeeee">
        <style:background-image/>
      </style:paragraph-properties>
      <style:text-properties fo:language="ru" fo:country="RU"/>
    </style:style>
    <style:style style:name="P55" style:family="paragraph" style:parent-style-name="Text_20_body">
      <style:paragraph-properties fo:background-color="#eeeeee">
        <style:background-image/>
      </style:paragraph-properties>
      <style:text-properties fo:color="#ff6600" fo:language="ru" fo:country="RU"/>
    </style:style>
    <style:style style:name="P56" style:family="paragraph" style:parent-style-name="First_20_line_20_indent">
      <style:paragraph-properties fo:background-color="#eeeeee">
        <style:background-image/>
      </style:paragraph-properties>
      <style:text-properties fo:language="ru" fo:country="RU"/>
    </style:style>
    <style:style style:name="P5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8" style:family="paragraph" style:parent-style-name="Text_20_body">
      <style:paragraph-properties fo:margin-left="0cm" fo:margin-right="0cm" fo:text-align="justify" style:justify-single-word="false" fo:text-indent="0cm" style:auto-text-indent="false"/>
    </style:style>
    <style:style style:name="P59" style:family="paragraph" style:parent-style-name="Text_20_body">
      <style:paragraph-properties fo:margin-left="0cm" fo:margin-right="0cm" fo:text-align="justify" style:justify-single-word="false" fo:text-indent="0cm" style:auto-text-indent="false"/>
      <style:text-properties fo:color="#800000"/>
    </style:style>
    <style:style style:name="P60" style:family="paragraph" style:parent-style-name="Text_20_body">
      <style:paragraph-properties fo:margin-left="0cm" fo:margin-right="0cm" fo:text-align="center" style:justify-single-word="false" fo:text-indent="0cm" style:auto-text-indent="false"/>
    </style:style>
    <style:style style:name="P6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8" style:family="paragraph" style:parent-style-name="Heading_20_1">
      <style:paragraph-properties fo:margin-left="0cm" fo:margin-right="0cm" fo:text-align="center" style:justify-single-word="false" fo:text-indent="0.499cm" style:auto-text-indent="false"/>
    </style:style>
    <style:style style:name="P79" style:family="paragraph" style:parent-style-name="Heading_20_1">
      <style:paragraph-properties fo:background-color="#eeeeee">
        <style:background-image/>
      </style:paragraph-properties>
    </style:style>
    <style:style style:name="P80" style:family="paragraph" style:parent-style-name="Heading_20_2">
      <style:paragraph-properties fo:background-color="#eeeeee">
        <style:background-image/>
      </style:paragraph-properties>
    </style:style>
    <style:style style:name="P81" style:family="paragraph" style:parent-style-name="Heading_20_2">
      <style:paragraph-properties fo:background-color="#eeeeee">
        <style:background-image/>
      </style:paragraph-properties>
      <style:text-properties fo:language="ru" fo:country="RU"/>
    </style:style>
    <style:style style:name="P8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1">
      <style:paragraph-properties fo:text-align="justify" style:justify-single-word="false"/>
      <style:text-properties fo:language="ru" fo:country="RU"/>
    </style:style>
    <style:style style:name="P85" style:family="paragraph" style:parent-style-name="Text_20_body" style:list-style-name="L2">
      <style:paragraph-properties fo:text-align="justify" style:justify-single-word="false"/>
      <style:text-properties fo:language="ru" fo:country="RU"/>
    </style:style>
    <style:style style:name="P86" style:family="paragraph" style:parent-style-name="Text_20_body" style:list-style-name="L3">
      <style:text-properties fo:language="ru" fo:country="RU"/>
    </style:style>
    <style:style style:name="P87"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98213119015360241" text:style-name="L1">
        <text:list-item>
          <text:p text:style-name="P83">добавить детектив <text:span text:style-name="T1">(реализовано)</text:span>+ магические уроки/трактаты Старсвирла</text:p>
        </text:list-item>
        <text:list-item>
          <text:p text:style-name="P84">Терра несколько раз пытается убить Макса (один раз — в аквапарке). Несколько раз Макса спасает Селестия (даёт приказы Нексусу)</text:p>
        </text:list-item>
        <text:list-item>
          <text:p text:style-name="P84">Книги:</text:p>
        </text:list-item>
      </text:list>
      <text:list xml:id="list3648361367290117407" text:style-name="L2">
        <text:list-item>
          <text:p text:style-name="P85">«Великие грифоны прошлого» - из канона (5<text:span text:style-name="T3">s8e)</text:span></text:p>
        </text:list-item>
        <text:list-item>
          <text:p text:style-name="P85">«Высшие заклинания в повседневном использовании: от песчинки до дворца»</text:p>
        </text:list-item>
        <text:list-item>
          <text:p text:style-name="P85">«Малоизвестные аспекты магии трансформаций»</text:p>
        </text:list-item>
        <text:list-item>
          <text:p text:style-name="P8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5">Дасти Вейфарер «Зебрианская культура, быт и фольклор»</text:p>
        </text:list-item>
        <text:list-item>
          <text:p text:style-name="P85">«Краткая история Эквестрии»</text:p>
        </text:list-item>
        <text:list-item>
          <text:p text:style-name="P85">«Шедевры архитектуры Эквестрии» с разделом о Кантерлотском Королевском Дворце</text:p>
        </text:list-item>
        <text:list-item>
          <text:p text:style-name="P85">«Великие дела и великие чары». Страница 893: …</text:p>
        </text:list-item>
        <text:list-item>
          <text:p text:style-name="P85">Трактат Свирла Бородатого “Основы магического искусства” <text:span text:style-name="T3">(</text:span>моё)</text:p>
        </text:list-item>
        <text:list-item>
          <text:p text:style-name="P85">«Природа Проклятий» - обмен</text:p>
        </text:list-item>
        <text:list-item>
          <text:p text:style-name="P85">«Магия для Чайников» - обмен</text:p>
        </text:list-item>
        <text:list-item>
          <text:p text:style-name="P85">«Энциклопедия Арканум» - обмен</text:p>
        </text:list-item>
        <text:list-item>
          <text:p text:style-name="P85"><text:soft-page-break/>«О Гейсах» - обмен</text:p>
        </text:list-item>
        <text:list-item>
          <text:p text:style-name="P85">«Тайны Тайных Наук» - обмен</text:p>
        </text:list-item>
        <text:list-item>
          <text:p text:style-name="P85">«Основы Заклятий» - обмен</text:p>
        </text:list-item>
        <text:list-item>
          <text:p text:style-name="P8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272825306259808815" text:style-name="L3">
        <text:list-item>
          <text:p text:style-name="P8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6">Селестия — переменчивая пони. В одно время не строгая, а в другое может быть такой, что страшно становится</text:p>
        </text:list-item>
        <text:list-item>
          <text:p text:style-name="P8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6">Около 820-ти лет назад будущий маг Лайтнинг Стар поступил на обучение к наставнику Тииспоту</text:p>
        </text:list-item>
        <text:list-item>
          <text:p text:style-name="P8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6">У Селестии грива и хвост развеваются и переливаются от магического шампуня</text:p>
        </text:list-item>
        <text:list-item>
          <text:p text:style-name="P86">Тело Селестии очень крепкое — может выдержать несколько тонн земли</text:p>
        </text:list-item>
        <text:list-item>
          <text:p text:style-name="P86">Дискорд намного старше принцесс, его магия сильнее ихней на голову</text:p>
        </text:list-item>
        <text:list-item>
          <text:p text:style-name="P86">Луна младше Селестии на 3 года. Сёстрам около 5000 лет. По другим данным, Селестии около 2500 лет.</text:p>
        </text:list-item>
        <text:list-item>
          <text:p text:style-name="P86">Принцессы начали войну с Дискордом в возрасте, когда им было около 700 лет — и продолжалась война почти сто лет</text:p>
        </text:list-item>
        <text:list-item>
          <text:p text:style-name="P86">Самый главный враг сестёр и Дискорда — скука</text:p>
        </text:list-item>
        <text:list-item>
          <text:p text:style-name="P86">В Эквестрии на одного жеребца приходится четыре - пять кобыл</text:p>
        </text:list-item>
        <text:list-item>
          <text:p text:style-name="P8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6">Селестия в первые полторы тысячи лет путешествовала — и заварила несколько войн (две — с Эквестрией, в одной была против Луны)</text:p>
        </text:list-item>
        <text:list-item>
          <text:p text:style-name="P86"><text:soft-page-break/>Настоящий цвет гривы Селестии — клубнично-розовая. Радужный цвет гривы и хвоста поддерживается магией</text:p>
        </text:list-item>
        <text:list-item>
          <text:p text:style-name="P86">Кроме Дискорда, старше сестёр ещё старейшина драконов</text:p>
        </text:list-item>
        <text:list-item>
          <text:p text:style-name="P86">Кэйденс не прожила и 60-ти лет и является низкорожденной</text:p>
        </text:list-item>
        <text:list-item>
          <text:p text:style-name="P8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6">Народ тихо фигел от нововведений и с ещё большим ожесточением продолжал делать по-своему</text:p>
        </text:list-item>
        <text:list-item>
          <text:p text:style-name="P8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6">Когда пони женятся, они обмениваются ножными браслетами</text:p>
        </text:list-item>
        <text:list-item>
          <text:p text:style-name="P86">Светилами, кроме сестёр, могут управлять единороги (группы), Дискорд, Твайлайт и Старсвирл</text:p>
        </text:list-item>
        <text:list-item>
          <text:p text:style-name="P86">Королева Кризалис — правительница Зелёной Долины</text:p>
        </text:list-item>
        <text:list-item>
          <text:p text:style-name="P86">Мать Луны и Селестии — аликорн Лорен. Мать Дискорда — Алиса (пони-человек)</text:p>
        </text:list-item>
        <text:list-item>
          <text:p text:style-name="P8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1">Искусственный интеллект. Создан Владом и Максом. Разработан для управления корпорациями.</text:p>
      <text:h text:style-name="Heading_20_3" text:outline-level="3">Селестия</text:h>
      <text:p text:style-name="P5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1">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8">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8">Единорог. Холост, молод, мечтателен. Живёт в Кантерлоте. В свободное время рисует облака.</text:p>
      <text:h text:style-name="Heading_20_3" text:outline-level="3">Алекс</text:h>
      <text:p text:style-name="P58">Менеджер проектов, над одним из которых (Нексус) работает Макс.</text:p>
      <text:h text:style-name="Heading_20_3" text:outline-level="3">Ростик</text:h>
      <text:p text:style-name="P58">Лидер команды тестировщиков</text:p>
      <text:h text:style-name="Heading_20_3" text:outline-level="3">Стас</text:h>
      <text:p text:style-name="P58">Программист-новичок в команде Макса.</text:p>
      <text:h text:style-name="Heading_20_3" text:outline-level="3">Рома</text:h>
      <text:p text:style-name="P58">Программист в команде UI-программистов</text:p>
      <text:h text:style-name="Heading_20_3" text:outline-level="3">Анджела</text:h>
      <text:p text:style-name="P58">Сисадмин. Флиртует с Максом.</text:p>
      <text:p text:style-name="P58"/>
      <text:h text:style-name="Heading_20_2" text:outline-level="2">Положения</text:h>
      <text:p text:style-name="P5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6">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6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ат!</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9">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5">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70"><text:line-break/>В чаще тёмной волки воют,<text:line-break/>Спи. Усни.<text:line-break/>В мрачном замке духи ноют,<text:line-break/>Спи. Усни.</text:p><text:p text:style-name="P70"/><text:p text:style-name="P70"><text:tab/>Сказки вечность нам читает,<text:line-break/>Спи. Усни.<text:line-break/>День осенний угасает,<text:line-break/>Спи. Усни.<text:line-break/><text:line-break/>Помни только в сне глубоком,</text:p><text:p text:style-name="P70"><text:tab/>В сне прекрасном и далёком,<text:line-break/>Если слышишь зов сестры —</text:p><text:p text:style-name="P70"><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огну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сухо</text:span>.</text:p>
      <text:p text:style-name="P3">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отломился от платформы. Я сжался в ожидании, что меня прижмёт к колючкам, торчащим между спиц.</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задние ноги и помогая себе крыльями, она балансировала на пологой поверхности, не давая нам упасть. </text:p>
      <text:p text:style-name="P3">Пегасы молотили крыльями, пытаясь прорваться к близкому берегу.</text:p>
      <text:p text:style-name="P50">Снова хлопок, но какой-то нечёткий, двойной. Пегасы увернулись от первой лианы, но колючий клубок второй достиг цели. Плеть ударила в пегаса, выбив из него дыхание и обернувшись удушающей петлёй вокруг тела.</text:p>
      <text:p text:style-name="P50">Тройка скакунов молча ускорилась, а их попавшийся собрат бился в объятиях лозы как мотылёк в паутине.</text:p>
      <text:p text:style-name="P25">Луна застыла, глядя немигающими глазами на пегаса. <text:span text:style-name="T3">&lt;</text:span>потом она, не разжимая зубов, завыла (тонко заржала?)<text:span text:style-name="T3">&gt;</text:span></text:p>
      <text:p text:style-name="P25"><text:s/>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25">– Кимеринн!!! <text:s/>– &lt;платформа выпрямилась и Луна смогла освободить рот&gt;</text:p>
      <text:p text:style-name="P25"/>
      <text:p text:style-name="P25">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3"/>
      <text:p text:style-name="P3"/>
      <text:p text:style-name="P23"/>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3"/>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3"/>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text:p>
      <text:p text:style-name="P3"/>
      <text:p text:style-name="P3">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8"/>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text:soft-page-break/>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80" text:outline-level="2"><text:soft-page-break/>Кантерлот</text:h>
      <text:p text:style-name="P55">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9001508031648525593" text:style-name="L4">
        <text:list-item>
          <text:p text:style-name="P8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text:soft-page-break/>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80"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oft-page-break/><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80"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80"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80"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text:soft-page-break/>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text:soft-page-break/>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80"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oft-page-break/><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80" text:outline-level="2">В библиотеке замка Селестии</text:h>
      <text:p text:style-name="P52"/>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80"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text:soft-page-break/>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oft-page-break/><text:span text:style-name="T3">–</text:span> Спокойной ночи, Макс!</text:p>
      <text:p text:style-name="P23"/>
      <text:h text:style-name="P80"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oft-page-break/><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text:soft-page-break/>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0"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oft-page-break/><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80" text:outline-level="2">Сон Макса</text:h>
      <text:p text:style-name="P52"/>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text:soft-page-break/>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80" text:outline-level="2">День с Пинки</text:h>
      <text:p text:style-name="P23"/>
      <text:p text:style-name="P23">… Успевать за розовой кобылкой было нелегко. Вот она забежала вперёд, показывая какую-то <text:soft-page-break/>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80"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oft-page-break/><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oft-page-break/><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oft-page-break/><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text:soft-page-break/>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text:soft-page-break/></text:p>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text:soft-page-break/>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oft-page-break/><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80"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oft-page-break/><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text:span><text:span text:style-name="T8">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oft-page-break/><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text:soft-page-break/>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80"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text:soft-page-break/>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80"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80"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text:soft-page-break/>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80"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text:soft-page-break/>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oft-page-break/><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80"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80" text:outline-level="2">Поиск решения</text:h>
      <text:p text:style-name="P52"/>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oft-page-break/><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80"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oft-page-break/><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text:soft-page-break/>“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text:soft-page-break/>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80"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text:soft-page-break/>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80"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text:soft-page-break/>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text:soft-page-break/>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text:soft-page-break/>–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80"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80" text:outline-level="2"><text:soft-page-break/>След?</text:h>
      <text:p text:style-name="P52"/>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text:soft-page-break/>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80"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oft-page-break/><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8697271894295457712" text:style-name="L5">
        <text:list-header>
          <text:p text:style-name="P9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21214180" text:continue-numbering="true" text:style-name="L5">
        <text:list-header>
          <text:p text:style-name="P90">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216160" text:continue-numbering="true" text:style-name="L5">
        <text:list-header>
          <text:p text:style-name="P90">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233878" text:continue-numbering="true" text:style-name="L5">
        <text:list-header>
          <text:p text:style-name="P90">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81" text:outline-level="2">Почти.</text:h>
      <text:p text:style-name="P53"/>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81" text:outline-level="2">Дискорд</text:h>
      <text:p text:style-name="P52"/>
      <text:p text:style-name="P53">Девушки поспешно собирались, пока я растолковывал им задачу.</text:p>
      <text:p text:style-name="P5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3"><text:span text:style-name="T3">– </text:span>Это тот твой приятель, который разбился с полгода назад? – спросила Эпплджек.</text:p>
      <text:p text:style-name="P53"><text:span text:style-name="T3">– </text:span>Да, это он.</text:p>
      <text:p text:style-name="P53"><text:span text:style-name="T3">– </text:span>А как мы попадём в его квартиру? Там сейчас кто-то живёт? – Флаттершай прыгала на одной ноге, натягивая кед.</text:p>
      <text:p text:style-name="P5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oft-page-break/><text:span text:style-name="T3">&lt;</text:span><text:span text:style-name="T8">Плохо написано!</text:span><text:span text:style-name="T3">&gt;</text:span></text:p>
      <text:p text:style-name="P54">Я поднёс брелок пропуска к домофону, но дверь подъезда не открылась. Замигала красная лампочка и зажужжал зуммер.</text:p>
      <text:p text:style-name="P54">Я выругался.</text:p>
      <text:p text:style-name="P54"><text:span text:style-name="T3">– </text:span>Макс, что случилось? У нас проблемы?</text:p>
      <text:p text:style-name="P5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4"><text:span text:style-name="T3">– </text:span>Так что, будем ломать дверь? – Эпплджек критически осмотрелась, подмечая бабулек на лавочке и зевак во внутреннем скверике.</text:p>
      <text:p text:style-name="P54"><text:span text:style-name="T3">– </text:span>Нет нужды. Лучше станьте-ка сзади меня так, чтобы заслонить от этих бабулек и от вооон той камеры наблюдения.</text:p>
      <text:list xml:id="list1181747808721512360" text:style-name="L6">
        <text:list-header>
          <text:p text:style-name="P9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1"><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1"><text:span text:style-name="T3">– </text:span>Макс, тут окно разбито! И верёвка какая-то висит. – крикнула Флаттершай из кухни.</text:p>
      <text:p text:style-name="P71"><text:span text:style-name="T3">– </text:span>Оставь, Флатти, не сейчас! – отмахнулся я.</text:p>
      <text:p text:style-name="P77">Лампочка питания на ноутбуке горела, <text:s/>но подключенный монитор оставался тёмным. Я постучал по пробелу, но безрезультатно.</text:p>
      <text:p text:style-name="P71"><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1"><text:span text:style-name="T3">– </text:span>Монитор выключен. – <text:s/>раздалось из угла. Кресло с высокой спинкой повернулось, открыв нашим взорам Дискорда. </text:p>
      <text:p text:style-name="P71">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1">Он приподнял панамку, дурашливо здороваясь.</text:p>
      <text:p text:style-name="P71"><text:span text:style-name="T3">– </text:span>Оп-па! – пробормотала Эпплджек. – Нежданчик!</text:p>
      <text:p text:style-name="P71"><text:span text:style-name="T3">– </text:span>Ты, я вижу, времени не терял, – моя рука под прикрытием стола медленно тянулась к тяжёлой фарфоровой кружке, стоящей на краю.</text:p>
      <text:p text:style-name="P56"><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6"><text:span text:style-name="T3">– </text:span>А почему ты вообще решил искать нас тут? – спросила Эпплджек. – Приехал бы домой. Мы б тебя чаем напоили.</text:p>
      <text:p text:style-name="P56"><text:span text:style-name="T3">– </text:span>Видишь ли, дорогая Эй-Джей, я с самого начала знал, где находится наша уважаемая принцесса, а времени в обрез, так что...</text:p>
      <text:p text:style-name="P61">В проёме дверей появилась Флаттершай.</text:p>
      <text:p text:style-name="P56"><text:span text:style-name="T3">– </text:span>С кем это вы тут разговариваете?</text:p>
      <text:list xml:id="list6512656705796814293" text:style-name="L7">
        <text:list-header>
          <text:p text:style-name="P8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1">Оглушённый Дискорд попытался было отъехать на кресле в сторону, но я припёр его стулом к стенке.</text:p>
      <text:p text:style-name="P56">– Жанна, Флатти, хватайте ноут и на выход! Я с ним разберусь! Не теряйте вре...!</text:p>
      <text:p text:style-name="P56">– ТЫ ИДИО...!!!</text:p>
      <text:p text:style-name="P56">Дискорд <text:s/>зорал одновременно со мной, прикрываясь от меня руками, когда раздался оглушительный</text:p>
      <text:p text:style-name="P56">...</text:p>
      <text:p text:style-name="P57">БАХ!!!</text:p>
      <text:p text:style-name="P56">…</text:p>
      <text:p text:style-name="P56">Эпплджек с <text:s/>нервным всхлипом опустила толстенный том «Энтерпрайз-паттернов» , издание девятое, дополненное.</text:p>
      <text:p text:style-name="P71">На лице Дискорда появилось удивлённо-мечтательное выражение и он вырубился.</text:p>
      <text:p text:style-name="P71"/>
      <text:h text:style-name="P80" text:outline-level="2">Селестия</text:h>
      <text:p text:style-name="P71"/>
      <text:p text:style-name="P71">Включенный монитор показал схематическое изображение Селестиии, </text:p>
      <text:p text:style-name="P72">&gt;\<text:span text:style-name="T1">Привет, Селестия. Это Макс. Как себя чувствуешь?</text:span></text:p>
      <text:p text:style-name="P72">&lt;\<text:span text:style-name="T1">Макс? МАКС??? МА-А-А-АКС!!! НАКОНЕЦ-ТО! КАК Я РАДА ТЕБЯ СЛЫШАТЬ! </text:span></text:p>
      <text:p text:style-name="P72">&gt;\<text:span text:style-name="T1">Я рад, что нашёл тебя, Тия.</text:span></text:p>
      <text:p text:style-name="P7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2">&gt;\<text:span text:style-name="T1">Тия, я сейчас подключу микрофон и колонки, и мы сможем общаться более удобно.</text:span></text:p>
      <text:p text:style-name="P71"><text:soft-page-break/>…</text:p>
      <text:p text:style-name="P71">– Привет опять. Как ты меня слышишь?</text:p>
      <text:p text:style-name="P7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2">– <text:span text:style-name="T1">Могу себе представить. Как-то раз я провёл три часа камере сенсорной депривации. Мне не понравилось.</text:span></text:p>
      <text:p text:style-name="P71">– Эммм... Ваше Высочество, вы в порядке? Мы так рады, что наконец-то нашли Вас! – вклинилась в разговор Эпплджек.</text:p>
      <text:p text:style-name="P71">– Кто тут? Макс, кто ещё с тобой?</text:p>
      <text:p text:style-name="P7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2">– <text:span text:style-name="T1">Девочки? Я рада вас слышать. А Твайлайт нет рядом?</text:span></text:p>
      <text:p text:style-name="P7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1">При этих словах Дискорд замычал и задёргался. Эпплджек нахмурилась и проверила верёвки, привязывающие его к спинке стула.</text:p>
      <text:p text:style-name="P7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1">– Ноутбук — так называется место, где я нахожусь сейчас? А кто это мычит?</text:p>
      <text:p text:style-name="P7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1">– О, духи предков, но зачем??? Почему у него кляп во рту?</text:p>
      <text:p text:style-name="P71">– Мы связали его. Он нас предал. И тебя. И Эквестрию. Всех.</text:p>
      <text:p text:style-name="P71">При этих словах Эпплджек и Флаттершай непонимающе уставились на меня, а Дискорд протестующе замычал.</text:p>
      <text:p text:style-name="P71">Я начал рассказывать о своих догадках, и непонимающее выражение на лицах девушек сменилось удивлением.</text:p>
      <text:p text:style-name="P7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1">– А зачем тогда ты приложила его книгой? – непонимающе уставился я на неё.</text:p>
      <text:p text:style-name="P71">– Потому что ты напал на него. Я и подумала — тебе виднее. И подсобила.</text:p>
      <text:p text:style-name="P71">Флаттершай отрицающе мотнула головой.</text:p>
      <text:p text:style-name="P71">– Не может Дискорд быть предателем. Он мой друг.</text:p>
      <text:p text:style-name="P71">Дискорд благодарственно замычал и закивал головой.</text:p>
      <text:p text:style-name="P7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1">Дискорд завёл глаза на лоб и обречённо завыл.</text:p>
      <text:p text:style-name="P71">– Макс, постой. Дай мне поговорить с ним. – сказала Селестия. – Не могу поверить, что Дискорд на такое пошёл.</text:p>
      <text:p text:style-name="P71"><text:soft-page-break/>– Ну хорошо. Поговори. Послушаем, что он скажет.</text:p>
      <text:p text:style-name="P71">Я красноречиво покачал кулак перед его носом и вытащил кляп.</text:p>
      <text:p text:style-name="P71">...</text:p>
      <text:p text:style-name="P62">–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2">– Это я-то устраиваю цирк?!! ДА ТЫ НА СЕБЯ ПОСМОТРИ, КЛОУН!!! На людей кидаешься, чашками бросаешься, вон, мне нос разбил! Дерёшься...</text:p>
      <text:p text:style-name="P62">Я угрожающе поднёс тряпку к лицу Дискорда.</text:p>
      <text:p text:style-name="P62">– Ещё одно слово в таком тоне, и ты заткнёшься, а мы уйдём в Эквестрию без тебя!</text:p>
      <text:p text:style-name="P6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2">Дискорд демонстративно закрыл рот и посвистывая уставился в потолок.</text:p>
      <text:p text:style-name="P62">Разговор зашёл в тупик.</text:p>
      <text:p text:style-name="P65"/>
      <text:p text:style-name="P66">На мониторе высветился текст:</text:p>
      <text:p text:style-name="P6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6"/>
      <text:p text:style-name="P66">Из колонок послышался лёгкий шорох.</text:p>
      <text:p text:style-name="P62">– Дик, сейчас не время для ссор. – голос Селестии был мягким, но настойчивым. – Мы в одной лодке.</text:p>
      <text:p text:style-name="P62">– Тебе легко говорить! Тебе не разбивали нос и не оскорбляли угрозами!</text:p>
      <text:p text:style-name="P62">– Ты должен понимать, что у Макса были все основания так себя вести. Твоё поведение вызвало подозрения у него, ведь он мало тебя знает. </text:p>
      <text:p text:style-name="P62">К уговорам Селестии присоединилась Флаттершай.</text:p>
      <text:p text:style-name="P62">– Дискорд, миленький, прости его. Макс хороший. Он просто не знал, что ты тоже хороший...</text:p>
      <text:p text:style-name="P62">У Дискорда покраснели уши и он засмущался и заворчал.</text:p>
      <text:p text:style-name="P6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2">Я пропустил «дятла» мимо ушей.</text:p>
      <text:p text:style-name="P6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3">***</text:p>
      <text:p text:style-name="P6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2">Потому разбрасываться такой возможностью не стоит. Если уж тебе повезло оказаться в новом мире — исследуй его сполна!..</text:p>
      <text:p text:style-name="P63">***</text:p>
      <text:p text:style-name="P68">&lt;<text:span text:style-name="T9">сюда можно вставить похождения Дискорда — вторая неопубликованная глава. Первая — секс с Селестией</text:span>&gt;</text:p>
      <text:p text:style-name="P63">***</text:p>
      <text:p text:style-name="P66">– Развяжите мне, наконец, руки! Или хотя бы одну. Плечами жестикулировать неудобно.... </text:p>
      <text:p text:style-name="P66">Я развязал Дискорду левую руку.</text:p>
      <text:p text:style-name="P6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6">Дискорд принялся разминать затёкшее запястье.</text:p>
      <text:p text:style-name="P6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6">– Какое письмо, Корди? – вскинулась до этого зачарованно слушавшая Дискорда Флаттершай.</text:p>
      <text:p text:style-name="P66">– Ну ваше же! Вы с Эпплджек написали мне о своих мытарствах тут. Вежливо так написали, спасибо...</text:p>
      <text:p text:style-name="P66">Флаттершай покрылась пунцовыми пятнами.</text:p>
      <text:p text:style-name="P66">– Я... Мы... – тут она совсем стушевалась.</text:p>
      <text:p text:style-name="P66">– Так а почему ты сказал, что никто не уйдёт в Эквестрию? – наконец перебила Дискорда скучавшая до этого Эпплджек.</text:p>
      <text:p text:style-name="P66">Дискорд уставился на неё долгим взглядом, а потом хлопнул себя по лбу.</text:p>
      <text:p text:style-name="P6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6">– И что? – продолжила его мысль Эпплджек.</text:p>
      <text:p text:style-name="P66">–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6">– И?!! – до меня уже дошло, но Эпплджек продолжала тупить.</text:p>
      <text:p text:style-name="P66">– Короче, времени у нас осталось что-то около пятнадцати минут. Или около того. – заявил Дискорд, поднеся к глазам запястье с массивными часами.</text:p>
      <text:p text:style-name="P66">– СКОЛЬКО??? – воскликнули хором я и девушки.</text:p>
      <text:p text:style-name="P66">Дискорд открыл было рот, но его слова заглушил звонок в дверь.</text:p>
      <text:p text:style-name="P66">– ОТКРОЙТЕ, ПОЛИЦИЯ! Вам даётся полминуты, чтобы открыть дверь. Через тридцать секунд дверь будет выбита!</text:p>
      <text:p text:style-name="P6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6">Блядь!</text:p>
      <text:p text:style-name="P66">– На крышу, живо!!! Через окно на кухне! – зашипел Дискорд, отчаянно дёргая узлы свободной рукой.</text:p>
      <text:p text:style-name="P66">Эпплджек, одной рукой сгребя в охапку ноутбук, второй увлекая Флаттершай, кинулась на кухню.</text:p>
      <text:p text:style-name="P66">– А толку? Куда мы с крыши денемся? – спросил я растерянно. Дискорд только раздражённо зарычал в ответ.</text:p>
      <text:p text:style-name="P62">Дверь содрогнулась от мощного удара. Послышался стук падающей штукатурки. Я сломя голову кинулся на кухню.</text:p>
      <text:p text:style-name="P62">– Развяжи меня, идиот!!! – гаркнул вдогонку Дискорд.</text:p>
      <text:p text:style-name="P6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2">– Давай на крышу! Я догоню! – рявкнул он, освобождая вторую руку.</text:p>
      <text:p text:style-name="P62">От второго удара дверная коробка крякнула и наполовину въехала в коридор. </text:p>
      <text:p text:style-name="P6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2">Верёвка в кухонном окне дёргалась от движений лезущих по ней Флатти и Эпплджек. Я словил её рукой и стал на подоконник.</text:p>
      <text:p text:style-name="P62">Чёрт!</text:p>
      <text:p text:style-name="P6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2">Но нет, триста тысяч чертей, раз девушки смогли – я тоже смогу!</text:p>
      <text:p text:style-name="P6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2">Я успел сократить расстояние до Эпплджек наполовину, когда девушки нашли решение.</text:p>
      <text:p text:style-name="P6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2">Я выдохнул.</text:p>
      <text:p text:style-name="P6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2">Чёрт! Чёрт! Чёрт! Чёрт!</text:p>
      <text:p text:style-name="P62">Бля!!!...</text:p>
      <text:p text:style-name="P62">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2"/>
      <text:h text:style-name="P80" text:outline-level="2">Назад, в Эквестрию</text:h>
      <text:p text:style-name="P62"/>
      <text:p text:style-name="P62">Долго паниковать не пришлось. </text:p>
      <text:p text:style-name="P62">Я почувствовал сильный рывок за шиворот и захват поперёк груди. </text:p>
      <text:p text:style-name="P62">– ОТПУСТИ ДЕВЧОНКУ!!! – загрохотало мне в ухо. Я открыл глаза.</text:p>
      <text:p text:style-name="P6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2">Я чуть поднял глаза и уставился в чешуйчатую морду дракона.</text:p>
      <text:p text:style-name="P62"><text:soft-page-break/>– Отпусти Эпплджек. Я её держу. – повторил Дискорд. – Мне сбалансироваться надо. Вы не такие уж и лёгкие.</text:p>
      <text:p text:style-name="P6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2">Наконец это ему удалось, и дальнейший подъём на крышу происходил в молчании.</text:p>
      <text:p text:style-name="P6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2">Флаттершай оторвала заплаканное лицо от моей ветровки.</text:p>
      <text:p text:style-name="P62">– Да-да, ты прав, Корди. Я готова.</text:p>
      <text:p text:style-name="P62">На длинной шее Дискорда разместились Эпплджек и Флаттершай. Я, для сохранения баланса, разместился позади крыльев.</text:p>
      <text:p text:style-name="P62">Дискорд расправил крылья и начал короткую пробежку к краю.</text:p>
      <text:p text:style-name="P6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2">И мы полетели навстречу закату.</text:p>
      <text:p text:style-name="P6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2">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2">– Пристегните ремни! – проревел Дискорд, резко ускоряясь. – Будет весело!!!</text:p>
      <text:p text:style-name="P6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2">– ЙУУУУУУУХХХУУУУУ!!! – заорал Дискорд, сложил крылья и врезался в шар.</text:p>
      <text:p text:style-name="P67">&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9"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oft-page-break/><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text:soft-page-break/>Я вспомнил события последнего года <text:span text:style-name="T3">&lt;</text:span>упомянуть в эпизоде на Терре, что МЛП-сериал закрылся год 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text:soft-page-break/>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3">– Хорошо. Уболтал. Кьютимарки беру на себя. Так и знал, что мне самое трудное достанется!</text:p>
      <text:p text:style-name="P7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3">Анакорн проследил мой взгляд.</text:p>
      <text:p text:style-name="P73">– Нечего так смотреть. Если я стану применять магию вместо ловкости, теряется весь смысл упражнения... О, глянь-ка на Эквус!</text:p>
      <text:p text:style-name="P73">И впрямь, было на что посмотреть. Уровень помех на модели Эквуса значительно снизился и сама она стала светиться ровным голубоватым светом.</text:p>
      <text:p text:style-name="P73">–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3"/>
      <text:p text:style-name="P75">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6"/>
      <text:p text:style-name="P76">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5"/>
      <text:p text:style-name="P73">Я опять задумался. В голове было пусто. Хотя, если подумать с точки зрения программиста, можно... Наверное можно, раз все предыдущее прокатило...</text:p>
      <text:p text:style-name="P74">–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4">– Не понял? Это как? Как ты совместишь разрушенную магическими войнами Эквестрию с романтически-сексуальным раем для попаданцев?</text:p>
      <text:p text:style-name="P74"><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4">Анакорн долго мусолил карандаш, а потом вдруг заржал.</text:p>
      <text:p text:style-name="P74"><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4"><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4">Анакорн примирительно похлопал меня по плечу.</text:p>
      <text:p text:style-name="P74"><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4">Я подозрительно посмотрел на Анакорна.</text:p>
      <text:p text:style-name="P74"><text:span text:style-name="T3">– </text:span>Какой ещё, нафиг, «мой фанфик»? Я никакого фанфика не писал. И не собираюсь, вообще-то.</text:p>
      <text:p text:style-name="P74">Анакорн ехидно ухмыльнулся и откинулся в кресле, переплетя пальцы за затылком.</text:p>
      <text:p text:style-name="P74"><text:soft-page-break/><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3"><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3"><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3"><text:span text:style-name="T3">– </text:span>Факн щит<text:note text:id="ftn9" text:note-class="footnote"><text:note-citation>9</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3">Анакорн развёл руками.</text:p>
      <text:p text:style-name="P73"><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3">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text:soft-page-break/>–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text:soft-page-break/></text:p>
      <text:p text:style-name="P46">***</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Селестия кивнула, соглашаясь, и образ её начал меркнуть.</text:p>
      <text:p text:style-name="P67">– <text:span text:style-name="T1">Окей. Будь счастлив и... спасибо тебе за всё, Макс.</text:span></text:p>
      <text:p text:style-name="P62">…</text:p>
      <text:p text:style-name="P6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2">Он нахлобучил на себя невесть откуда взявшуюся двууголку.</text:p>
      <text:p text:style-name="P62">– Как вам это нравится, господа?! Дискорд — спаситель Эквестрии! Разрешите откланяться!..</text:p>
      <text:p text:style-name="P62"/>
      <text:list xml:id="list7554439834737661966" text:style-name="L8">
        <text:list-header>
          <text:p text:style-name="P92">(<text:span text:style-name="T12">Луна — как повелительница снов, слышала разговор Макса с Анакорном</text:span>)</text:p>
          <text:p text:style-name="P93"/>
        </text:list-header>
      </text:list>
      <text:p text:style-name="P63">***</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oft-page-break/><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80"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19T01:05:36.85</dc:date>
    <meta:editing-duration>P35DT4H51M57S</meta:editing-duration>
    <meta:editing-cycles>902</meta:editing-cycles>
    <meta:generator>OpenOffice/4.1.1$Win32 OpenOffice.org_project/411m6$Build-9775</meta:generator>
    <dc:creator>макс </dc:creator>
    <meta:document-statistic meta:table-count="0" meta:image-count="0" meta:object-count="0" meta:page-count="107" meta:paragraph-count="2114" meta:word-count="48036" meta:character-count="306154"/>
  </office:meta>
</office:document-meta>
</file>